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221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0f7" officeooo:paragraph-rsid="00221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0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11" style:family="paragraph" style:parent-style-name="Table_20_Contents">
      <style:paragraph-properties fo:text-align="start" style:justify-single-word="false"/>
      <style:text-properties officeooo:paragraph-rsid="002210f7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6ad" officeooo:paragraph-rsid="00258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183c70"/>
    </style:style>
    <style:style style:name="T15" style:family="text">
      <style:text-properties officeooo:rsid="002210f7"/>
    </style:style>
    <style:style style:name="T16" style:family="text">
      <style:text-properties officeooo:rsid="002586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8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9"><text:span text:style-name="T4">Numéro : </text:span><text:span text:style-name="T6">cas F-</text:span><text:span text:style-name="T9">R-6</text:span></text:p>
                </table:table-cell>
              </table:table-row>
              <table:table-row>
                <table:table-cell table:style-name="Tableau2.A2" office:value-type="string">
                  <text:p text:style-name="P10"><text:span text:style-name="T4">Nom : </text:span><text:span text:style-name="T6">p</text:span><text:span text:style-name="T10">roposer </text:span><text:span text:style-name="T7"><text:s/>une recette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4">Acteurs :</text:span><text:span text:style-name="T8">M</text:span><text:span text:style-name="T10">embre inscrit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4">Description succincte : </text:span><text:span text:style-name="T8"><text:s/>p</text:span><text:span text:style-name="T10">roposer une recette dans le front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4">4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5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4">Démarrage :</text:span><text:span text:style-name="T8">Le m</text:span><text:span text:style-name="T10">embre a choisi « proposer une recette » dans son espa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10"><text:span text:style-name="T8">1.Le m</text:span><text:span text:style-name="T10">embre choisit proposer une recette dans son espace</text:span></text:p>
                  <text:p text:style-name="P4">2.Le système affiche le modèle de page</text:p>
                  <text:p text:style-name="P10"><text:span text:style-name="T8">3.Le m</text:span><text:span text:style-name="T10">embre remplit les zones, obligatoires et optionnelles s’il veut</text:span></text:p>
                  <text:p text:style-name="P4">4.Le <text:span text:style-name="T15">membre</text:span> envoie la page</text:p>
                  <text:p text:style-name="P13">5.Le système contrôle les champs</text:p>
                  <text:p text:style-name="P10"><text:span text:style-name="T8">6. Le système e</text:span><text:span text:style-name="T10">nregistre</text:span><text:span text:style-name="T8"> les données dans la base </text:span><text:span text:style-name="T10">avec publier:faux</text:span></text:p>
                  <text:p text:style-name="P10"><text:span text:style-name="T8">7. Le système affiche u</text:span><text:span text:style-name="T10">n aperçu</text:span><text:span text:style-name="T8"> avec un message : recette e</text:span><text:span text:style-name="T10">n attente de validation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1"><text:span text:style-name="T12">4a. le </text:span><text:span text:style-name="T10">membre</text:span><text:span text:style-name="T12"> a oublié un ou plusieurs champs obligatoires, </text:span><text:span text:style-name="T13">ou a rempli de façon non conforme</text:span></text:p>
                  <text:p text:style-name="P6">→ Le système affiche un message d’erreur, retour à 3</text:p>
                  <text:p text:style-name="P7">3a. le membre abandonne → rien ne se passe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5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4">Fin : </text:span><text:span text:style-name="T5">la recette est e</text:span><text:span text:style-name="T10">nregistrée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4">Post conditions : </text:span><text:span text:style-name="T11">La recette </text:span><text:span text:style-name="T10">n’apparaît pas</text:span><text:span text:style-name="T11"> sur le site en ligne, </text:span><text:span text:style-name="T13">mais dans le back 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8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attention à la taille/format des photos si autorisées!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8T10:10:47.753000000</dc:date>
    <meta:editing-duration>PT40M46S</meta:editing-duration>
    <meta:editing-cycles>13</meta:editing-cycles>
    <meta:document-statistic meta:table-count="4" meta:image-count="0" meta:object-count="0" meta:page-count="1" meta:paragraph-count="30" meta:word-count="217" meta:character-count="1313" meta:non-whitespace-character-count="1122"/>
  </office:meta>
</office:document-meta>
</file>